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font-name="Calibri" fo:font-weight="bold" officeooo:rsid="0014da53" officeooo:paragraph-rsid="0014da53" style:font-weight-asian="bold" style:font-weight-complex="bold"/>
    </style:style>
    <style:style style:name="P2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fo:font-size="12pt" fo:font-weight="normal" officeooo:rsid="0012add4" officeooo:paragraph-rsid="0012add4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Calibri" fo:font-size="12pt" fo:font-weight="bold" officeooo:rsid="0012add4" officeooo:paragraph-rsid="0012add4" fo:background-color="transparent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fo:font-weight="bold" officeooo:rsid="0013b929" officeooo:paragraph-rsid="0013b929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fo:font-weight="bold" officeooo:rsid="0014da53" officeooo:paragraph-rsid="0014da53" style:font-size-asian="10.5pt" style:font-weight-asian="bold" style:font-size-complex="12pt" style:font-weight-complex="bold"/>
    </style:style>
    <style:style style:name="T1" style:family="text">
      <style:text-properties officeooo:rsid="0013b92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4da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JERCICIO 1.</text:span> </text:p>
      <text:p text:style-name="P2"/>
      <text:p text:style-name="P3">Estaria utilizando los objetivos:</text:p>
      <text:p text:style-name="P3"/>
      <text:p text:style-name="P4">ODS 7: Energia asequible y no contaminante</text:p>
      <text:p text:style-name="P4">ODS 12: Produccion y consumo responsables</text:p>
      <text:p text:style-name="P4">ODS 11: Ciudades y comunidades sostenibles</text:p>
      <text:p text:style-name="P4">ODS 4: Educacion de calidad</text:p>
      <text:p text:style-name="P4"><text:span text:style-name="T1">ODS 6: Agua limpia y saneamiento</text:span></text:p>
      <text:p text:style-name="P4"><text:span text:style-name="T1">ODS 5: Igualdad de género</text:span></text:p>
      <text:p text:style-name="P4"><text:span text:style-name="T1">ODS 10: Reduccion de las desigualdades</text:span></text:p>
      <text:p text:style-name="P4"><text:span text:style-name="T1"><text:s/>ODS 8: Trabajo decente y crecimiento económico</text:span></text:p>
      <text:p text:style-name="P2"/>
      <text:p text:style-name="P2"><text:span text:style-name="T2">EJERCICIO 2.</text:span> </text:p>
      <text:p text:style-name="P2"/>
      <text:p text:style-name="P5">Creo que las medidas tomadas por esta empresa estan siendo las adecuadas hacia un desarrollo sostenible, hay impactos medioambientales importantes en la utilizacion de energias renovables, asequibles y no contaminantes <text:span text:style-name="T3">generar un consumo responsable y no contaminar el agua son muy claves.</text:span></text:p>
      <text:p text:style-name="P5"/>
      <text:p text:style-name="P5">Veo importante sobre todo el impacto social que genera tanto en las igualdades de genero que son vitales para la sociedad como tratar de eliminar las desigualdades entre las personas y eso para una empresa es fundamental.</text:p>
      <text:p text:style-name="P5"/>
      <text:p text:style-name="P6">Y tambien reflexioné sobre la educacion social ambiental que bajo mi punto de vista se deberian de impartir mas “curso” o formacion academica sobre este tema e implantarlo desde los mas pequeños hasta nuestros mayores.</text:p>
      <text:p text:style-name="P6"/>
      <text:p text:style-name="P6">Si es verdad que yo implantaria alguna medida social mas como la ODS 3 de salud y bienestar o la de hambre cero porque las veo importantisimas hacia el cambio de esta sociedad hacia una sostenible.</text:p>
      <text:p text:style-name="P6"/>
      <text:p text:style-name="P6">O tambien alguna medida mas sobre la vida submariona y los ecosistemaas terrestres ODS 14 y ODS 15. Ya que actualmente es un punto debil de esta sociedad poco sostenible ya se ve simplemente con ir a una playa o a un r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alibri" fo:font-weight="bold" officeooo:rsid="0014da53" officeooo:paragraph-rsid="0014da5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varo Camino Martinez<text:tab/><text:tab/>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9:44:35.936000000</meta:creation-date>
    <dc:date>2024-12-10T10:14:26.401000000</dc:date>
    <meta:editing-duration>PT8M18S</meta:editing-duration>
    <meta:editing-cycles>1</meta:editing-cycles>
    <meta:document-statistic meta:table-count="0" meta:image-count="0" meta:object-count="0" meta:page-count="1" meta:paragraph-count="17" meta:word-count="253" meta:character-count="1528" meta:non-whitespace-character-count="1288"/>
    <meta:generator>LibreOffice/24.2.4.2$Windows_X86_64 LibreOffice_project/51a6219feb6075d9a4c46691dcfe0cd9c4fff3c2</meta:generator>
  </office:meta>
</office:document-meta>
</file>